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0"/>
    <style:style style:name="ce3" style:family="table-cell" style:parent-style-name="Default" style:data-style-name="N121"/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2" table:default-cell-style-name="ce3"/>
        <table:table-row table:style-name="ro1">
          <table:table-cell office:value-type="string" calcext:value-type="string">
            <text:p>Digit 1</text:p>
          </table:table-cell>
          <table:table-cell office:value-type="string" calcext:value-type="string">
            <text:p>Digit 2</text:p>
          </table:table-cell>
          <table:table-cell office:value-type="string" calcext:value-type="string">
            <text:p>Digit 3</text:p>
          </table:table-cell>
          <table:table-cell office:value-type="string" calcext:value-type="string">
            <text:p>Digit 4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Segment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/Segment</text:p>
          </table:table-cell>
          <table:table-cell/>
          <table:table-cell office:value-type="string" calcext:value-type="string">
            <text:p>Rse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SUM([.A2:.E2])" office:value-type="float" office:value="21" calcext:value-type="float">
            <text:p>21</text:p>
          </table:table-cell>
          <table:table-cell office:value-type="float" office:value="34.72" calcext:value-type="float">
            <text:p>34.72</text:p>
          </table:table-cell>
          <table:table-cell table:formula="of:=[.G2]/[.F2]" office:value-type="float" office:value="1.65333333333333" calcext:value-type="float">
            <text:p>1.6533</text:p>
          </table:table-cell>
          <table:table-cell/>
          <table:table-cell table:formula="of:=5/((([.H2]/1000)/100) * (15/16))" office:value-type="float" office:value="322580.64516129" calcext:value-type="float">
            <text:p>322,580.645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SUM([.A3:.E3])" office:value-type="float" office:value="21" calcext:value-type="float">
            <text:p>21</text:p>
          </table:table-cell>
          <table:table-cell office:value-type="float" office:value="36.25" calcext:value-type="float">
            <text:p>36.25</text:p>
          </table:table-cell>
          <table:table-cell table:formula="of:=[.G3]/[.F3]" office:value-type="float" office:value="1.72619047619048" calcext:value-type="float">
            <text:p>1.7262</text:p>
          </table:table-cell>
          <table:table-cell/>
          <table:table-cell table:formula="of:=5/((([.H3]/1000)/100) * (15/16))" office:value-type="float" office:value="308965.517241379" calcext:value-type="float">
            <text:p>308,965.517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A4:.E4])" office:value-type="float" office:value="17" calcext:value-type="float">
            <text:p>17</text:p>
          </table:table-cell>
          <table:table-cell office:value-type="float" office:value="29.95" calcext:value-type="float">
            <text:p>29.95</text:p>
          </table:table-cell>
          <table:table-cell table:formula="of:=[.G4]/[.F4]" office:value-type="float" office:value="1.76176470588235" calcext:value-type="float">
            <text:p>1.7618</text:p>
          </table:table-cell>
          <table:table-cell/>
          <table:table-cell table:formula="of:=5/((([.H4]/1000)/100) * (15/16))" office:value-type="float" office:value="302726.766833612" calcext:value-type="float">
            <text:p>302,726.766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SUM([.A5:.E5])" office:value-type="float" office:value="20" calcext:value-type="float">
            <text:p>20</text:p>
          </table:table-cell>
          <table:table-cell office:value-type="float" office:value="34.71" calcext:value-type="float">
            <text:p>34.71</text:p>
          </table:table-cell>
          <table:table-cell table:formula="of:=[.G5]/[.F5]" office:value-type="float" office:value="1.7355" calcext:value-type="float">
            <text:p>1.7355</text:p>
          </table:table-cell>
          <table:table-cell/>
          <table:table-cell table:formula="of:=5/((([.H5]/1000)/100) * (15/16))" office:value-type="float" office:value="307308.172476712" calcext:value-type="float">
            <text:p>307,308.17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SUM([.A6:.E6])" office:value-type="float" office:value="21" calcext:value-type="float">
            <text:p>21</text:p>
          </table:table-cell>
          <table:table-cell office:value-type="float" office:value="36.27" calcext:value-type="float">
            <text:p>36.27</text:p>
          </table:table-cell>
          <table:table-cell table:formula="of:=[.G6]/[.F6]" office:value-type="float" office:value="1.72714285714286" calcext:value-type="float">
            <text:p>1.7271</text:p>
          </table:table-cell>
          <table:table-cell/>
          <table:table-cell table:formula="of:=5/((([.H6]/1000)/100) * (15/16))" office:value-type="float" office:value="308795.147504825" calcext:value-type="float">
            <text:p>308,795.147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A7:.E7])" office:value-type="float" office:value="23" calcext:value-type="float">
            <text:p>23</text:p>
          </table:table-cell>
          <table:table-cell office:value-type="float" office:value="39.7" calcext:value-type="float">
            <text:p>39.70</text:p>
          </table:table-cell>
          <table:table-cell table:formula="of:=[.G7]/[.F7]" office:value-type="float" office:value="1.72608695652174" calcext:value-type="float">
            <text:p>1.7261</text:p>
          </table:table-cell>
          <table:table-cell/>
          <table:table-cell table:formula="of:=5/((([.H7]/1000)/100) * (15/16))" office:value-type="float" office:value="308984.047019312" calcext:value-type="float">
            <text:p>308,984.047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SUM([.A8:.E8])" office:value-type="float" office:value="24" calcext:value-type="float">
            <text:p>24</text:p>
          </table:table-cell>
          <table:table-cell office:value-type="float" office:value="41.2" calcext:value-type="float">
            <text:p>41.20</text:p>
          </table:table-cell>
          <table:table-cell table:formula="of:=[.G8]/[.F8]" office:value-type="float" office:value="1.71666666666667" calcext:value-type="float">
            <text:p>1.7167</text:p>
          </table:table-cell>
          <table:table-cell/>
          <table:table-cell table:formula="of:=5/((([.H8]/1000)/100) * (15/16))" office:value-type="float" office:value="310679.611650485" calcext:value-type="float">
            <text:p>310,679.611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SUM([.A9:.E9])" office:value-type="float" office:value="25" calcext:value-type="float">
            <text:p>25</text:p>
          </table:table-cell>
          <table:table-cell office:value-type="float" office:value="42.7" calcext:value-type="float">
            <text:p>42.70</text:p>
          </table:table-cell>
          <table:table-cell table:formula="of:=[.G9]/[.F9]" office:value-type="float" office:value="1.708" calcext:value-type="float">
            <text:p>1.7080</text:p>
          </table:table-cell>
          <table:table-cell/>
          <table:table-cell table:formula="of:=5/((([.H9]/1000)/100) * (15/16))" office:value-type="float" office:value="312256.049960968" calcext:value-type="float">
            <text:p>312,256.049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SUM([.A10:.E10])" office:value-type="float" office:value="21" calcext:value-type="float">
            <text:p>21</text:p>
          </table:table-cell>
          <table:table-cell office:value-type="float" office:value="36.4" calcext:value-type="float">
            <text:p>36.40</text:p>
          </table:table-cell>
          <table:table-cell table:formula="of:=[.G10]/[.F10]" office:value-type="float" office:value="1.73333333333333" calcext:value-type="float">
            <text:p>1.7333</text:p>
          </table:table-cell>
          <table:table-cell/>
          <table:table-cell table:formula="of:=5/((([.H10]/1000)/100) * (15/16))" office:value-type="float" office:value="307692.307692308" calcext:value-type="float">
            <text:p>307,692.307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SUM([.A11:.E11])" office:value-type="float" office:value="20" calcext:value-type="float">
            <text:p>20</text:p>
          </table:table-cell>
          <table:table-cell office:value-type="float" office:value="34.79" calcext:value-type="float">
            <text:p>34.79</text:p>
          </table:table-cell>
          <table:table-cell table:formula="of:=[.G11]/[.F11]" office:value-type="float" office:value="1.7395" calcext:value-type="float">
            <text:p>1.7395</text:p>
          </table:table-cell>
          <table:table-cell/>
          <table:table-cell table:formula="of:=5/((([.H11]/1000)/100) * (15/16))" office:value-type="float" office:value="306601.513844975" calcext:value-type="float">
            <text:p>306,601.5138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60% Error from the calculated value</text:p>
          </table:table-cell>
          <table:table-cell table:number-columns-repeated="4"/>
        </table:table-row>
        <table:table-row table:style-name="ro1" table:number-rows-repeated="104856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4" number:min-integer-digits="1"/>
    </number:number-style>
    <number:number-style style:name="N121">
      <number:number number:decimal-places="5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9:46:27.181852109</meta:creation-date>
    <dc:date>2015-07-21T20:17:01.474731818</dc:date>
    <meta:editing-duration>PT14M23S</meta:editing-duration>
    <meta:editing-cycles>2</meta:editing-cycles>
    <meta:generator>LibreOffice/4.2.8.2$Linux_X86_64 LibreOffice_project/420m0$Build-2</meta:generator>
    <meta:document-statistic meta:table-count="1" meta:cell-count="100" meta:object-count="0"/>
  </office:meta>
</office:document-meta>
</file>